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nux Biolinum O" svg:font-family="'Linux Biolinum O'" style:font-adornments="Fett" style:font-pitch="variable"/>
    <style:font-face style:name="Linux Libertine O" svg:font-family="'Linux Libertine O'" style:font-adornments="Standard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-Meter</text:h>
      <text:p text:style-name="Text_20_body">Implementation of a K-System meter according to Bob Katz' specifications.</text:p>
      <text:p text:style-name="Text_20_body"/>
      <text:p text:style-name="P1">This file is a place-holder for the final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nux Biolinum O" svg:font-family="'Linux Biolinum O'" style:font-adornments="Fett" style:font-pitch="variable"/>
    <style:font-face style:name="Linux Libertine O" svg:font-family="'Linux Libertine O'" style:font-adornments="Standard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O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nux Biolinum O" fo:font-size="16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8T21:08:07</meta:creation-date>
    <meta:generator>OpenOffice.org/3.2$Unix OpenOffice.org_project/320m12$Build-9483</meta:generator>
    <dc:date>2010-06-28T21:23:11</dc:date>
    <meta:editing-duration>PT00H09M31S</meta:editing-duration>
    <meta:editing-cycles>4</meta:editing-cycles>
    <dc:title>K-Meter</dc:title>
    <dc:subject>Implementation of a K-System meter according to Bob Katz' specifications</dc:subject>
    <meta:document-statistic meta:table-count="0" meta:image-count="0" meta:object-count="0" meta:page-count="1" meta:paragraph-count="3" meta:word-count="20" meta:character-count="129"/>
    <dc:creator>Martin Zuther</dc:creator>
  </office:meta>
</office:document-meta>
</file>